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Braille" svg:font-family="'Apple Braille'" style:font-pitch="variable" style:font-charset="x-symbol"/>
    <style:font-face style:name="Al Bayan" svg:font-family="'Al Bayan'" style:font-pitch="variable"/>
    <style:font-face style:name="Al Nile" svg:font-family="'Al Nile'" style:font-pitch="variable"/>
    <style:font-face style:name="Andale Mono" svg:font-family="'Andale Mono'" style:font-pitch="variable"/>
    <style:font-face style:name="Apple Symbols" svg:font-family="'Apple Symbols'" style:font-pitch="variable"/>
    <style:font-face style:name="AppleMyungjo" svg:font-family="AppleMyungjo" style:font-pitch="variable"/>
    <style:font-face style:name="Avenir" svg:font-family="Avenir" style:font-pitch="variable"/>
    <style:font-face style:name="Avenir Next" svg:font-family="'Avenir Next'" style:font-pitch="variable"/>
    <style:font-face style:name="Baskerville" svg:font-family="Baskerville" style:font-pitch="variable"/>
    <style:font-face style:name="Big Caslon" svg:font-family="'Big Caslon'" style:font-pitch="variable"/>
    <style:font-face style:name="Cochin" svg:font-family="Cochin" style:font-pitch="variable"/>
    <style:font-face style:name="Copperplate" svg:font-family="Copperplate" style:font-pitch="variable"/>
    <style:font-face style:name="Silom" svg:font-family="Silom" style:font-pitch="variable"/>
    <style:font-face style:name="American Typewriter" svg:font-family="'American Typewriter'" style:font-family-generic="modern" style:font-pitch="variable"/>
    <style:font-face style:name="Liberation Mono" svg:font-family="'Liberation Mono'" style:font-family-generic="modern" style:font-pitch="variable"/>
    <style:font-face style:name="Monaco" svg:font-family="Monaco" style:font-family-generic="moder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97cm" draw:shadow="hidden"/>
    </style:style>
    <style:style style:name="P1" style:family="paragraph">
      <style:text-properties style:font-name="Baskerville" fo:font-size="88pt" fo:font-weight="normal"/>
    </style:style>
    <style:style style:name="P2" style:family="paragraph">
      <loext:graphic-properties draw:fill="none" draw:fill-color="#ffffff"/>
      <style:text-properties fo:color="#1c1c1c" style:font-name="Baskerville" fo:font-size="88pt" fo:font-style="normal" fo:font-weight="normal" style:font-size-asian="44pt" style:font-weight-asian="bold" style:font-size-complex="44pt" style:font-weight-complex="bold"/>
    </style:style>
    <style:style style:name="T1" style:family="text">
      <style:text-properties fo:color="#1c1c1c" fo:font-style="normal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7cm" svg:height="3.947cm" svg:x="0.9cm" svg:y="0.307cm">
          <draw:text-box>
            <text:p text:style-name="P1"><text:span text:style-name="T1">I</text:span></text:p>
          </draw:text-box>
        </draw:frame>
        <draw:frame draw:style-name="gr1" draw:text-style-name="P2" draw:layer="layout" svg:width="1.8cm" svg:height="3.947cm" svg:x="1.8cm" svg:y="1cm">
          <draw:text-box>
            <text:p text:style-name="P1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Braille" svg:font-family="'Apple Braille'" style:font-pitch="variable" style:font-charset="x-symbol"/>
    <style:font-face style:name="Al Bayan" svg:font-family="'Al Bayan'" style:font-pitch="variable"/>
    <style:font-face style:name="Al Nile" svg:font-family="'Al Nile'" style:font-pitch="variable"/>
    <style:font-face style:name="Andale Mono" svg:font-family="'Andale Mono'" style:font-pitch="variable"/>
    <style:font-face style:name="Apple Symbols" svg:font-family="'Apple Symbols'" style:font-pitch="variable"/>
    <style:font-face style:name="AppleMyungjo" svg:font-family="AppleMyungjo" style:font-pitch="variable"/>
    <style:font-face style:name="Avenir" svg:font-family="Avenir" style:font-pitch="variable"/>
    <style:font-face style:name="Avenir Next" svg:font-family="'Avenir Next'" style:font-pitch="variable"/>
    <style:font-face style:name="Baskerville" svg:font-family="Baskerville" style:font-pitch="variable"/>
    <style:font-face style:name="Big Caslon" svg:font-family="'Big Caslon'" style:font-pitch="variable"/>
    <style:font-face style:name="Cochin" svg:font-family="Cochin" style:font-pitch="variable"/>
    <style:font-face style:name="Copperplate" svg:font-family="Copperplate" style:font-pitch="variable"/>
    <style:font-face style:name="Silom" svg:font-family="Silom" style:font-pitch="variable"/>
    <style:font-face style:name="American Typewriter" svg:font-family="'American Typewriter'" style:font-family-generic="modern" style:font-pitch="variable"/>
    <style:font-face style:name="Liberation Mono" svg:font-family="'Liberation Mono'" style:font-family-generic="modern" style:font-pitch="variable"/>
    <style:font-face style:name="Monaco" svg:font-family="Monaco" style:font-family-generic="moder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15:05:40.225613000</meta:creation-date>
    <dc:date>2018-06-02T17:57:12.330364037</dc:date>
    <meta:editing-duration>PT21M39S</meta:editing-duration>
    <meta:editing-cycles>8</meta:editing-cycles>
    <meta:generator>LibreOffice/6.0.1.1$MacOSX_X86_64 LibreOffice_project/60bfb1526849283ce2491346ed2aa51c465abfe6</meta:generator>
    <meta:document-statistic meta:object-count="2"/>
  </office:meta>
</office:document-meta>
</file>